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officeooo:rsid="0020f0c2" officeooo:paragraph-rsid="001b06e9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weight="bold" officeooo:rsid="001b06e9" officeooo:paragraph-rsid="001b06e9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b06e9" officeooo:paragraph-rsid="001b06e9"/>
    </style:style>
    <style:style style:name="P7" style:family="paragraph" style:parent-style-name="Standard">
      <style:paragraph-properties fo:text-align="center" style:justify-single-word="false"/>
      <style:text-properties officeooo:paragraph-rsid="001b06e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1b06e9" officeooo:paragraph-rsid="001b06e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weight="normal" officeooo:rsid="0020f0c2" officeooo:paragraph-rsid="0020f0c2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Bitstream Vera Sans Mono" fo:font-weight="normal" officeooo:rsid="001b06e9" officeooo:paragraph-rsid="001b06e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officeooo:rsid="001b06e9" officeooo:paragraph-rsid="001b06e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rsid="00256913" officeooo:paragraph-rsid="00256913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text:display="none"/>
    </style:style>
    <style:style style:name="T3" style:family="text">
      <style:text-properties officeooo:rsid="00238706"/>
    </style:style>
    <style:style style:name="T4" style:family="text">
      <style:text-properties officeooo:rsid="0024e67c"/>
    </style:style>
    <style:style style:name="T5" style:family="text">
      <style:text-properties officeooo:rsid="00267b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e Estadual de Maringá - Ciência Da Computação (DIN)</text:p>
      <text:p text:style-name="P2">Aluno: Otávio Hideki Gonçalves Kochi<text:tab/><text:tab/>RA:107635</text:p>
      <text:p text:style-name="P2">Aluno: Thiago Issao Yasunaka<text:tab/><text:tab/><text:tab/>RA:103069</text:p>
      <text:p text:style-name="P2"/>
      <text:p text:style-name="P4">Trabalho1 – Algoritmo em Grafos 6898</text:p>
      <text:p text:style-name="P4">Árvores Aleatórias </text:p>
      <text:p text:style-name="P1"/>
      <text:p text:style-name="P1">Parte <text:span text:style-name="T4">3</text:span> – Função <text:span text:style-name="T3">randomTreeKruskal</text:span>(T)</text:p>
      <text:p text:style-name="P12">e</text:p>
      <text:p text:style-name="P12">MST-Kruskal<text:span text:style-name="T5">()</text:span></text:p>
      <text:p text:style-name="P1"/>
      <text:p text:style-name="P1">IMPLEMENTACÃO UTILIZANDO A LINGUAGEM JAVASCRIPT</text:p>
      <text:p text:style-name="P3"/>
      <text:p text:style-name="P1">Repositório no GitHub: </text:p>
      <text:p text:style-name="P7"><text:a xlink:type="simple" xlink:href="https://github.com/thiagoissao/arvore_aleatorias_grafos/blob/master/kruskal.js" text:style-name="Internet_20_link" text:visited-style-name="Visited_20_Internet_20_Link">https://github.com/thiagoissao/arvore_aleatorias_grafos/blob/master/kruskal.js</text:a></text:p>
      <text:p text:style-name="P1"/>
      <text:p text:style-name="P5">Código:</text:p>
      <text:p text:style-name="P6"/>
      <text:p text:style-name="P10">const assert = require('assert')</text:p>
      <text:p text:style-name="P10"/>
      <text:p text:style-name="P10">const make_set = (v, adj) =&gt; {</text:p>
      <text:p text:style-name="P10"><text:s text:c="4"/>return {</text:p>
      <text:p text:style-name="P10"><text:s text:c="8"/>E: adj,</text:p>
      <text:p text:style-name="P10"><text:s text:c="8"/>rank: 0,</text:p>
      <text:p text:style-name="P10"><text:s text:c="8"/>p: v</text:p>
      <text:p text:style-name="P10"><text:s text:c="4"/>}</text:p>
      <text:p text:style-name="P10">}</text:p>
      <text:p text:style-name="P10"/>
      <text:p text:style-name="P10">const union = (x, y, G) =&gt; {</text:p>
      <text:p text:style-name="P10"><text:s text:c="4"/>link(find_set(G, x), find_set(G, y), G)</text:p>
      <text:p text:style-name="P10">}</text:p>
      <text:p text:style-name="P10"/>
      <text:p text:style-name="P10">const find_set = (G,v) =&gt; {</text:p>
      <text:p text:style-name="P10"><text:s text:c="4"/>if(v != G[v].p) G[v].p = find_set(G, G[v].p)</text:p>
      <text:p text:style-name="P10"><text:s text:c="4"/>return G[v].p</text:p>
      <text:p text:style-name="P10">}</text:p>
      <text:p text:style-name="P10"/>
      <text:p text:style-name="P10">const link = (x, y, G) =&gt; {</text:p>
      <text:p text:style-name="P10"><text:s text:c="4"/>if(G[x].rank <text:s/>&gt; G[y].rank){</text:p>
      <text:p text:style-name="P10"><text:s text:c="8"/>G[y].p = x</text:p>
      <text:p text:style-name="P10"><text:s text:c="4"/>} else{</text:p>
      <text:p text:style-name="P10"><text:s text:c="8"/>G[x].p = y</text:p>
      <text:p text:style-name="P10"><text:s text:c="8"/>if(G[x].rank == G[y].rank){</text:p>
      <text:p text:style-name="P10"><text:s text:c="12"/>G[y].rank += 1</text:p>
      <text:p text:style-name="P10"><text:s text:c="8"/>}</text:p>
      <text:p text:style-name="P10"><text:s text:c="4"/>}</text:p>
      <text:p text:style-name="P10"><text:soft-page-break/>}</text:p>
      <text:p text:style-name="P10"/>
      <text:p text:style-name="P10">const mst_kruskal = (G, w) =&gt; {</text:p>
      <text:p text:style-name="P10"><text:s text:c="4"/>let A = []</text:p>
      <text:p text:style-name="P10"><text:s text:c="4"/>Object.keys(G).forEach( v =&gt; G[v] = make_set(v, G[v]))</text:p>
      <text:p text:style-name="P10"><text:s text:c="4"/>const wTemp = Object.assign({}, w) </text:p>
      <text:p text:style-name="P10"><text:s text:c="4"/>Object.keys(w).forEach( v =&gt; {</text:p>
      <text:p text:style-name="P10"><text:s text:c="8"/>w[v].sort((a,b) =&gt; {</text:p>
      <text:p text:style-name="P10"><text:s text:c="12"/>if(b &lt; a){</text:p>
      <text:p text:style-name="P10"><text:s text:c="16"/>const iA = wTemp[v].indexOf(a)</text:p>
      <text:p text:style-name="P10"><text:s text:c="16"/>let iB = wTemp[v].indexOf(b)</text:p>
      <text:p text:style-name="P10"><text:s text:c="16"/>iB = iB == -1 ? iA + 1 : iB</text:p>
      <text:p text:style-name="P10"><text:s text:c="16"/>const aux = G[v].E[iB]</text:p>
      <text:p text:style-name="P10"><text:s text:c="16"/>G[v].E[iB] = G[v].E[iA]</text:p>
      <text:p text:style-name="P10"><text:s text:c="16"/>G[v].E[iA] = aux</text:p>
      <text:p text:style-name="P10"><text:s text:c="12"/>}</text:p>
      <text:p text:style-name="P10"><text:s text:c="11"/>return a - b</text:p>
      <text:p text:style-name="P10"><text:s text:c="8"/>})</text:p>
      <text:p text:style-name="P10"><text:s text:c="4"/>})</text:p>
      <text:p text:style-name="P10"><text:s text:c="4"/>let arestaOrdenada = []</text:p>
      <text:p text:style-name="P10"><text:s text:c="4"/>Object.keys(G).forEach(u =&gt; {</text:p>
      <text:p text:style-name="P10"><text:s text:c="8"/>G[u].E.forEach(v =&gt; {</text:p>
      <text:p text:style-name="P10"><text:s text:c="12"/>u = parseInt(u)</text:p>
      <text:p text:style-name="P10"><text:s text:c="12"/>if(u &gt; v){</text:p>
      <text:p text:style-name="P10"><text:s text:c="16"/>arestaOrdenada.push([w[u][G[u].E.indexOf(v)], u, v])</text:p>
      <text:p text:style-name="P10"><text:s text:c="12"/>}</text:p>
      <text:p text:style-name="P10"><text:s text:c="8"/>})</text:p>
      <text:p text:style-name="P10"><text:s text:c="4"/>})</text:p>
      <text:p text:style-name="P10"><text:s text:c="4"/></text:p>
      <text:p text:style-name="P10"><text:s text:c="4"/>arestaOrdenada.sort((a,b) =&gt; {</text:p>
      <text:p text:style-name="P10"><text:s text:c="8"/>return a[0] - b[0]</text:p>
      <text:p text:style-name="P10"><text:s text:c="4"/>})</text:p>
      <text:p text:style-name="P10"/>
      <text:p text:style-name="P10"><text:s text:c="4"/>for(let i = 0; i &lt; arestaOrdenada.length; i ++){</text:p>
      <text:p text:style-name="P10"><text:s text:c="8"/>if(find_set(G, arestaOrdenada[i][1]) != find_set(G,<text:tab/><text:tab/><text:tab/><text:tab/>arestaOrdenada[i][2])){</text:p>
      <text:p text:style-name="P10"><text:s text:c="12"/>A.push([arestaOrdenada[i][1], arestaOrdenada[i][2]])</text:p>
      <text:p text:style-name="P10"><text:s text:c="12"/>union(arestaOrdenada[i][1], arestaOrdenada[i][2], G)</text:p>
      <text:p text:style-name="P10"><text:s text:c="8"/>}</text:p>
      <text:p text:style-name="P10"><text:s text:c="4"/>}</text:p>
      <text:p text:style-name="P10"><text:s text:c="4"/>return A</text:p>
      <text:p text:style-name="P10">}</text:p>
      <text:p text:style-name="P10"/>
      <text:p text:style-name="P10"/>
      <text:p text:style-name="P10">const kruskal_graph_test = () =&gt; {</text:p>
      <text:p text:style-name="P10"><text:s text:c="4"/>const a = 0</text:p>
      <text:p text:style-name="P10"><text:s text:c="4"/>const b = 1</text:p>
      <text:p text:style-name="P10"><text:s text:c="4"/>const c = 2</text:p>
      <text:p text:style-name="P10"><text:soft-page-break/><text:s text:c="4"/>const d = 3</text:p>
      <text:p text:style-name="P10"><text:s text:c="4"/>const e = 4</text:p>
      <text:p text:style-name="P10"><text:s text:c="4"/>const f = 5</text:p>
      <text:p text:style-name="P10"><text:s text:c="4"/>const g = 6</text:p>
      <text:p text:style-name="P10"><text:s text:c="4"/>const h = 7</text:p>
      <text:p text:style-name="P10"><text:s text:c="4"/>const i = 8</text:p>
      <text:p text:style-name="P10"><text:s text:c="4"/></text:p>
      <text:p text:style-name="P10"><text:s text:c="4"/>const G = [</text:p>
      <text:p text:style-name="P10"><text:s text:c="8"/>[b, h], <text:s text:c="8"/><text:tab/>//a</text:p>
      <text:p text:style-name="P10"><text:s text:c="8"/>[a, c, h], <text:s text:c="4"/><text:tab/>//b</text:p>
      <text:p text:style-name="P10"><text:s text:c="8"/>[b, d, i ,f], <text:s text:c="2"/><text:tab/>//c</text:p>
      <text:p text:style-name="P10"><text:s text:c="8"/>[c, e, f], <text:s text:c="5"/><text:tab/>//d</text:p>
      <text:p text:style-name="P10"><text:s text:c="8"/>[d, f], <text:s text:c="8"/><text:tab/>//e</text:p>
      <text:p text:style-name="P10"><text:s text:c="8"/>[c, d, e, g], <text:s text:c="2"/><text:tab/>//f</text:p>
      <text:p text:style-name="P10"><text:s text:c="8"/>[f, i, h], <text:s text:c="5"/><text:tab/>//g</text:p>
      <text:p text:style-name="P10"><text:s text:c="8"/>[a, b, i, g], <text:s text:c="2"/><text:tab/>//h</text:p>
      <text:p text:style-name="P10"><text:s text:c="8"/>[c, g, h], <text:s text:c="5"/><text:tab/>//i</text:p>
      <text:p text:style-name="P10"><text:s text:c="4"/>]</text:p>
      <text:p text:style-name="P10"/>
      <text:p text:style-name="P10"><text:s text:c="4"/>const w = [</text:p>
      <text:p text:style-name="P10"><text:s text:c="8"/>[4, 8],</text:p>
      <text:p text:style-name="P10"><text:s text:c="8"/>[4, 8, 11],</text:p>
      <text:p text:style-name="P10"><text:s text:c="8"/>[8, 7, 2, 4],</text:p>
      <text:p text:style-name="P10"><text:s text:c="8"/>[7, 9, 14],</text:p>
      <text:p text:style-name="P10"><text:s text:c="8"/>[9, 10],</text:p>
      <text:p text:style-name="P10"><text:s text:c="8"/>[4, 14, 10, 2],</text:p>
      <text:p text:style-name="P10"><text:s text:c="8"/>[2, 6, 1],</text:p>
      <text:p text:style-name="P10"><text:s text:c="8"/>[8, 11, 7, 1],</text:p>
      <text:p text:style-name="P10"><text:s text:c="8"/>[2, 6, 7]</text:p>
      <text:p text:style-name="P10"><text:s text:c="4"/>]</text:p>
      <text:p text:style-name="P10"/>
      <text:p text:style-name="P10">//RETORNA um vetor com as arestas u,v</text:p>
      <text:p text:style-name="P10">/*</text:p>
      <text:p text:style-name="P10"><text:s text:c="4"/>Ex: [</text:p>
      <text:p text:style-name="P10"><text:s text:c="8"/>[u0, v0],</text:p>
      <text:p text:style-name="P10"><text:s text:c="8"/>[u1, v1],</text:p>
      <text:p text:style-name="P10"><text:s text:c="8"/>[u2, v2],</text:p>
      <text:p text:style-name="P10"><text:s text:c="8"/>...</text:p>
      <text:p text:style-name="P10"><text:s text:c="4"/>]</text:p>
      <text:p text:style-name="P10"/>
      <text:p text:style-name="P10">*/</text:p>
      <text:p text:style-name="P10">const A = mst_kruskal(G, w) <text:s text:c="20"/></text:p>
      <text:p text:style-name="P10"><text:s text:c="4"/>assert (A[0][0] == 7)</text:p>
      <text:p text:style-name="P10"><text:s text:c="4"/>assert (A[0][1] == 6)</text:p>
      <text:p text:style-name="P10"><text:s text:c="4"/>assert (A[1][0] == 6)</text:p>
      <text:p text:style-name="P10"><text:s text:c="4"/>assert (A[1][1] == 5)</text:p>
      <text:p text:style-name="P10"><text:s text:c="4"/>assert (A[2][0] == 8)</text:p>
      <text:p text:style-name="P10"><text:s text:c="4"/>assert (A[2][1] == 2)</text:p>
      <text:p text:style-name="P10"><text:soft-page-break/><text:s text:c="4"/>assert (A[3][0] == 1)</text:p>
      <text:p text:style-name="P10"><text:s text:c="4"/>assert (A[3][1] == 0)</text:p>
      <text:p text:style-name="P10"><text:s text:c="4"/>assert (A[4][0] == 5)</text:p>
      <text:p text:style-name="P10"><text:s text:c="4"/>assert (A[4][1] == 2)</text:p>
      <text:p text:style-name="P10"><text:s text:c="4"/>assert (A[5][0] == 3)</text:p>
      <text:p text:style-name="P10"><text:s text:c="4"/>assert (A[5][1] == 2)</text:p>
      <text:p text:style-name="P10"><text:s text:c="4"/>assert (A[6][0] == 2)</text:p>
      <text:p text:style-name="P10"><text:s text:c="4"/>assert (A[6][1] == 1)</text:p>
      <text:p text:style-name="P10"><text:s text:c="4"/>assert (A[7][0] == 4)</text:p>
      <text:p text:style-name="P10"><text:s text:c="4"/>assert (A[7][1] == 3) <text:s text:c="5"/></text:p>
      <text:p text:style-name="P10">}</text:p>
      <text:p text:style-name="P10"/>
      <text:p text:style-name="P10">const createEdges = (current, n) =&gt; {</text:p>
      <text:p text:style-name="P10"><text:s text:c="4"/>let e = Array()</text:p>
      <text:p text:style-name="P10"><text:s text:c="4"/>for(let i=0; i &lt; n; i++)</text:p>
      <text:p text:style-name="P10"><text:s text:c="8"/>if(i != current) e.push(i)</text:p>
      <text:p text:style-name="P10"><text:s text:c="4"/>return e</text:p>
      <text:p text:style-name="P10">}</text:p>
      <text:p text:style-name="P10"/>
      <text:p text:style-name="P10">const createWeights = (end) =&gt; {</text:p>
      <text:p text:style-name="P10"><text:s text:c="4"/>let w = Array()</text:p>
      <text:p text:style-name="P10"><text:s text:c="4"/>for(let i=0; i &lt; end - 1; i++) </text:p>
      <text:p text:style-name="P10"><text:s text:c="8"/>w.push(Math.random())</text:p>
      <text:p text:style-name="P10"><text:s text:c="4"/>return w</text:p>
      <text:p text:style-name="P10">}</text:p>
      <text:p text:style-name="P10"/>
      <text:p text:style-name="P10">const randomTreeKruskal = n =&gt; {</text:p>
      <text:p text:style-name="P10"><text:s text:c="4"/>const G = Array(n).fill(null)</text:p>
      <text:p text:style-name="P10"><text:s text:c="4"/>G.forEach((element,i) =&gt; G[i] = createEdges(i, n))</text:p>
      <text:p text:style-name="P10"/>
      <text:p text:style-name="P10"><text:s text:c="4"/>const w = Array(n).fill(null)</text:p>
      <text:p text:style-name="P10"><text:s text:c="4"/>w.forEach((element, i) =&gt; w[i] = createWeights(n))</text:p>
      <text:p text:style-name="P10"/>
      <text:p text:style-name="P10"><text:s text:c="4"/>return mst_kruskal(G, w)</text:p>
      <text:p text:style-name="P10">}</text:p>
      <text:p text:style-name="P10"/>
      <text:p text:style-name="P10">console.log("randomTreeKruskal -&gt; n = 5: ")</text:p>
      <text:p text:style-name="P10">console.log(randomTreeKruskal(5))</text:p>
      <text:p text:style-name="P10"/>
      <text:p text:style-name="P10">console.log("\nrandomTreeKruskal -&gt; n = 10")</text:p>
      <text:p text:style-name="P10">console.log(randomTreeKruskal(10))</text:p>
      <text:p text:style-name="P10"/>
      <text:p text:style-name="P10">kruskal_graph_tes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rial" svg:font-family="arial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07:49:16.525938349</meta:creation-date>
    <dc:date>2019-11-04T08:55:41.432503215</dc:date>
    <meta:editing-duration>PT29M15S</meta:editing-duration>
    <meta:editing-cycles>11</meta:editing-cycles>
    <meta:generator>LibreOffice/6.2.7.1$Linux_X86_64 LibreOffice_project/20$Build-1</meta:generator>
    <meta:document-statistic meta:table-count="0" meta:image-count="0" meta:object-count="0" meta:page-count="4" meta:paragraph-count="159" meta:word-count="541" meta:character-count="3871" meta:non-whitespace-character-count="2614"/>
  </office:meta>
</office:document-meta>
</file>